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41.52mm"/>
    </style:style>
    <style:style style:name="co3" style:family="table-column">
      <style:table-column-properties fo:break-before="auto" style:column-width="66.94mm"/>
    </style:style>
    <style:style style:name="co5" style:family="table-column">
      <style:table-column-properties fo:break-before="auto" style:column-width="55.09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14.9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2" style:family="table-cell" style:parent-style-name="Pivot_20_Table_20_Category" style:data-style-name="N0">
      <style:table-cell-properties fo:border="0.99pt solid #000000"/>
    </style:style>
    <style:style style:name="ce5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5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41" office:value-type="string" calcext:value-type="string">
            <text:p>Conceito</text:p>
          </table:table-cell>
          <table:table-cell table:style-name="ce41" office:value-type="string" calcext:value-type="string">
            <text:p>Associação</text:p>
          </table:table-cell>
          <table:table-cell table:style-name="ce41" office:value-type="string" calcext:value-type="string">
            <text:p>Conceito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área de atividade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categoria de tarefa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competência técnica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  <table:table-cell office:value-type="string" calcext:value-type="string">
            <text:p>especifica</text:p>
          </table:table-cell>
          <table:table-cell office:value-type="string" calcext:value-type="string">
            <text:p>competência técnica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  <table:table-cell office:value-type="string" calcext:value-type="string">
            <text:p>realiza</text:p>
          </table:table-cell>
          <table:table-cell office:value-type="string" calcext:value-type="string">
            <text:p>autenticacao</text:p>
          </table:table-cell>
        </table:table-row>
        <table:table-row table:style-name="ro1">
          <table:table-cell office:value-type="string" calcext:value-type="string">
            <text:p>área de atividade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codigo único</text:p>
          </table:table-cell>
        </table:table-row>
        <table:table-row table:style-name="ro1">
          <table:table-cell office:value-type="string" calcext:value-type="string">
            <text:p>área de atividade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descrição breve</text:p>
          </table:table-cell>
        </table:table-row>
        <table:table-row table:style-name="ro1">
          <table:table-cell office:value-type="string" calcext:value-type="string">
            <text:p>área de atividade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descrição detalhada</text:p>
          </table:table-cell>
        </table:table-row>
        <table:table-row table:style-name="ro1">
          <table:table-cell office:value-type="string" calcext:value-type="string">
            <text:p>área de atividade</text:p>
          </table:table-cell>
          <table:table-cell office:value-type="string" calcext:value-type="string">
            <text:p>possui</text:p>
          </table:table-cell>
          <table:table-cell office:value-type="string" calcext:value-type="string">
            <text:p>competência técnica</text:p>
          </table:table-cell>
        </table:table-row>
        <table:table-row table:style-name="ro1">
          <table:table-cell office:value-type="string" calcext:value-type="string">
            <text:p>categoria de 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identificador interno automático</text:p>
          </table:table-cell>
        </table:table-row>
        <table:table-row table:style-name="ro1">
          <table:table-cell office:value-type="string" calcext:value-type="string">
            <text:p>categoria de 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identificação</text:p>
          </table:table-cell>
        </table:table-row>
        <table:table-row table:style-name="ro1">
          <table:table-cell office:value-type="string" calcext:value-type="string">
            <text:p>categoria de 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área de atividade</text:p>
          </table:table-cell>
        </table:table-row>
        <table:table-row table:style-name="ro1">
          <table:table-cell office:value-type="string" calcext:value-type="string">
            <text:p>categoria de 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competência técnica (LISTA DE)</text:p>
          </table:table-cell>
        </table:table-row>
        <table:table-row table:style-name="ro1">
          <table:table-cell office:value-type="string" calcext:value-type="string">
            <text:p>colaborador</text:p>
          </table:table-cell>
          <table:table-cell office:value-type="string" calcext:value-type="string">
            <text:p>cria</text:p>
          </table:table-cell>
          <table:table-cell office:value-type="string" calcext:value-type="string">
            <text:p>tarefa</text:p>
          </table:table-cell>
        </table:table-row>
        <table:table-row table:style-name="ro1">
          <table:table-cell office:value-type="string" calcext:value-type="string">
            <text:p>colaborador</text:p>
          </table:table-cell>
          <table:table-cell office:value-type="string" calcext:value-type="string">
            <text:p>realiza</text:p>
          </table:table-cell>
          <table:table-cell office:value-type="string" calcext:value-type="string">
            <text:p>autenticacao</text:p>
          </table:table-cell>
        </table:table-row>
        <table:table-row table:style-name="ro1">
          <table:table-cell office:value-type="string" calcext:value-type="string">
            <text:p>competência técnic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codigo único</text:p>
          </table:table-cell>
        </table:table-row>
        <table:table-row table:style-name="ro1">
          <table:table-cell office:value-type="string" calcext:value-type="string">
            <text:p>competência técnic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descrição breve</text:p>
          </table:table-cell>
        </table:table-row>
        <table:table-row table:style-name="ro1">
          <table:table-cell office:value-type="string" calcext:value-type="string">
            <text:p>competência técnic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descrição detalhada</text:p>
          </table:table-cell>
        </table:table-row>
        <table:table-row table:style-name="ro1">
          <table:table-cell office:value-type="string" calcext:value-type="string">
            <text:p>competência técnic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área de atividade</text:p>
          </table:table-cell>
        </table:table-row>
        <table:table-row table:style-name="ro1">
          <table:table-cell office:value-type="string" calcext:value-type="string">
            <text:p>competência técnica (LISTA DE)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carater obrigatorio</text:p>
          </table:table-cell>
        </table:table-row>
        <table:table-row table:style-name="ro1">
          <table:table-cell office:value-type="string" calcext:value-type="string">
            <text:p>competência técnica (LISTA DE)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carater desejavel</text:p>
          </table:table-cell>
        </table:table-row>
        <table:table-row table:style-name="ro1">
          <table:table-cell office:value-type="string" calcext:value-type="string">
            <text:p>freelancer</text:p>
          </table:table-cell>
          <table:table-cell office:value-type="string" calcext:value-type="string">
            <text:p>subscreve a</text:p>
          </table:table-cell>
          <table:table-cell office:value-type="string" calcext:value-type="string">
            <text:p>tarefa</text:p>
          </table:table-cell>
        </table:table-row>
        <table:table-row table:style-name="ro1">
          <table:table-cell office:value-type="string" calcext:value-type="string">
            <text:p>freelancer</text:p>
          </table:table-cell>
          <table:table-cell office:value-type="string" calcext:value-type="string">
            <text:p>realiza</text:p>
          </table:table-cell>
          <table:table-cell office:value-type="string" calcext:value-type="string">
            <text:p>autenticacao</text:p>
          </table:table-cell>
        </table:table-row>
        <table:table-row table:style-name="ro1">
          <table:table-cell office:value-type="string" calcext:value-type="string">
            <text:p>gestor</text:p>
          </table:table-cell>
          <table:table-cell office:value-type="string" calcext:value-type="string">
            <text:p>cria</text:p>
          </table:table-cell>
          <table:table-cell office:value-type="string" calcext:value-type="string">
            <text:p>colaborador</text:p>
          </table:table-cell>
        </table:table-row>
        <table:table-row table:style-name="ro1">
          <table:table-cell office:value-type="string" calcext:value-type="string">
            <text:p>gestor</text:p>
          </table:table-cell>
          <table:table-cell office:value-type="string" calcext:value-type="string">
            <text:p>cria</text:p>
          </table:table-cell>
          <table:table-cell office:value-type="string" calcext:value-type="string">
            <text:p>tarefa</text:p>
          </table:table-cell>
        </table:table-row>
        <table:table-row table:style-name="ro1">
          <table:table-cell office:value-type="string" calcext:value-type="string">
            <text:p>gesto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aborador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possui</text:p>
          </table:table-cell>
          <table:table-cell office:value-type="string" calcext:value-type="string">
            <text:p>colaborador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gestor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possui</text:p>
          </table:table-cell>
          <table:table-cell office:value-type="string" calcext:value-type="string">
            <text:p>tarefa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NIF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Endereço Postal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Contacto Telefonico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Endereço Web</text:p>
          </table:table-cell>
        </table:table-row>
        <table:table-row table:style-name="ro1">
          <table:table-cell office:value-type="string" calcext:value-type="string">
            <text:p>organização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Plataform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organização</text:p>
          </table:table-cell>
        </table:table-row>
        <table:table-row table:style-name="ro1">
          <table:table-cell office:value-type="string" calcext:value-type="string">
            <text:p>Plataform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administrativo</text:p>
          </table:table-cell>
        </table:table-row>
        <table:table-row table:style-name="ro1">
          <table:table-cell office:value-type="string" calcext:value-type="string">
            <text:p>Plataforma</text:p>
          </table:table-cell>
          <table:table-cell office:value-type="string" calcext:value-type="string">
            <text:p>possui</text:p>
          </table:table-cell>
          <table:table-cell office:value-type="string" calcext:value-type="string">
            <text:p>freelancer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identificador único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designação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descrição informal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descrição técnica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organização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estimativa de duração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estimativa de custo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categoria de tarefa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estado de publicação</text:p>
          </table:table-cell>
        </table:table-row>
        <table:table-row table:style-name="ro1">
          <table:table-cell office:value-type="string" calcext:value-type="string">
            <text:p>utilizador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utilizador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password</text:p>
          </table:table-cell>
        </table:table-row>
      </table:table>
      <table:table table:name="Pivot Table_Sheet1_1" table:style-name="ta1">
        <table:table-column table:style-name="co5" table:default-cell-style-name="ce44"/>
        <table:table-column table:style-name="co6" table:default-cell-style-name="ce50"/>
        <table:table-column table:style-name="co5" table:default-cell-style-name="ce50"/>
        <table:table-column table:style-name="co7" table:default-cell-style-name="ce57"/>
        <table:table-row table:style-name="ro1">
          <table:table-cell table:style-name="ce42" office:value-type="string" calcext:value-type="string">
            <text:p>Conceito</text:p>
          </table:table-cell>
          <table:table-cell table:style-name="ce48" office:value-type="string" calcext:value-type="string">
            <text:p>Associação</text:p>
          </table:table-cell>
          <table:table-cell table:style-name="ce48" office:value-type="string" calcext:value-type="string">
            <text:p>Conceito2</text:p>
          </table:table-cell>
          <table:table-cell table:style-name="ce55" office:value-type="string" calcext:value-type="string">
            <text:p>(empty)</text:p>
          </table:table-cell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49" office:value-type="string" calcext:value-type="string">
            <text:p>tem</text:p>
          </table:table-cell>
          <table:table-cell table:style-name="ce49" office:value-type="string" calcext:value-type="string">
            <text:p>categoria de tarefa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string" calcext:value-type="string">
            <text:p>descrição inform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crição técn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açã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tado de publicaçã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timativa de cus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timativa de duraçã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entificador único</text:p>
          </table:table-cell>
          <table:table-cell/>
        </table:table-row>
        <table:table-row table:style-name="ro1">
          <table:table-cell table:style-name="ce45"/>
          <table:table-cell table:style-name="ce51"/>
          <table:table-cell table:style-name="ce51" office:value-type="string" calcext:value-type="string">
            <text:p>organização</text:p>
          </table:table-cell>
          <table:table-cell table:style-name="ce58"/>
        </table:table-row>
        <table:table-row table:style-name="ro1">
          <table:table-cell table:style-name="ce46" office:value-type="string" calcext:value-type="string">
            <text:p>(empty)</text:p>
          </table:table-cell>
          <table:table-cell table:number-columns-repeated="2" table:style-name="ce52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 table:style-name="ce47" office:value-type="string" calcext:value-type="string">
            <text:p>Total Result</text:p>
          </table:table-cell>
          <table:table-cell table:style-name="ce53"/>
          <table:table-cell table:style-name="ce54"/>
          <table:table-cell table:style-name="ce60"/>
        </table:table-row>
      </table:table>
      <table:named-expressions/>
      <table:database-ranges>
        <table:database-range table:name="__Anonymous_Sheet_DB__0" table:target-range-address="Sheet1.A3:Sheet1.C50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12" table:buttons="'Pivot Table_Sheet1_1'.A1 'Pivot Table_Sheet1_1'.B1 'Pivot Table_Sheet1_1'.C1" table:show-filter-button="false" table:drill-down-on-double-click="false">
          <table:source-cell-range table:cell-range-address="Sheet1.A2:Sheet1.C51"/>
          <table:data-pilot-field table:source-field-name="Conceito" table:orientation="row" table:used-hierarchy="0" table:function="auto">
            <table:data-pilot-level table:show-empty="false" calcext:repeat-item-labels="false">
              <table:data-pilot-members>
                <table:data-pilot-member table:name="administrativo" table:display="false" table:show-details="true"/>
                <table:data-pilot-member table:name="área de atividade" table:display="false" table:show-details="true"/>
                <table:data-pilot-member table:name="categoria de tarefa" table:display="false" table:show-details="true"/>
                <table:data-pilot-member table:name="colaborador" table:display="false" table:show-details="true"/>
                <table:data-pilot-member table:name="competência técnica" table:display="false" table:show-details="true"/>
                <table:data-pilot-member table:name="competência técnica (LISTA DE)" table:display="false" table:show-details="true"/>
                <table:data-pilot-member table:name="freelancer" table:display="false" table:show-details="true"/>
                <table:data-pilot-member table:name="gestor" table:display="false" table:show-details="true"/>
                <table:data-pilot-member table:name="organização" table:display="false" table:show-details="true"/>
                <table:data-pilot-member table:name="Plataforma" table:display="false" table:show-details="true"/>
                <table:data-pilot-member table:name="tarefa" table:display="true" table:show-details="true"/>
                <table:data-pilot-member table:name="utilizador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ssociação" table:orientation="row" table:used-hierarchy="0" table:function="auto">
            <table:data-pilot-level table:show-empty="false" calcext:repeat-item-labels="false">
              <table:data-pilot-members>
                <table:data-pilot-member table:name="cria" table:display="true" table:show-details="true"/>
                <table:data-pilot-member table:name="define" table:display="true" table:show-details="true"/>
                <table:data-pilot-member table:name="e" table:display="true" table:show-details="true"/>
                <table:data-pilot-member table:name="especifica" table:display="true" table:show-details="true"/>
                <table:data-pilot-member table:name="possui" table:display="true" table:show-details="true"/>
                <table:data-pilot-member table:name="realiza" table:display="true" table:show-details="true"/>
                <table:data-pilot-member table:name="subscreve a" table:display="true" table:show-details="true"/>
                <table:data-pilot-member table:name="te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eito2" table:orientation="row" table:used-hierarchy="0" table:function="auto">
            <table:data-pilot-level table:show-empty="false" calcext:repeat-item-labels="false">
              <table:data-pilot-members>
                <table:data-pilot-member table:name="administrativo" table:display="true" table:show-details="true"/>
                <table:data-pilot-member table:name="área de atividade" table:display="true" table:show-details="true"/>
                <table:data-pilot-member table:name="autenticacao" table:display="true" table:show-details="true"/>
                <table:data-pilot-member table:name="carater desejavel" table:display="true" table:show-details="true"/>
                <table:data-pilot-member table:name="carater obrigatorio" table:display="true" table:show-details="true"/>
                <table:data-pilot-member table:name="categoria de tarefa" table:display="true" table:show-details="true"/>
                <table:data-pilot-member table:name="codigo único" table:display="true" table:show-details="true"/>
                <table:data-pilot-member table:name="colaborador" table:display="true" table:show-details="true"/>
                <table:data-pilot-member table:name="competência técnica" table:display="true" table:show-details="true"/>
                <table:data-pilot-member table:name="competência técnica (LISTA DE)" table:display="true" table:show-details="true"/>
                <table:data-pilot-member table:name="Contacto Telefonico" table:display="true" table:show-details="true"/>
                <table:data-pilot-member table:name="descrição breve" table:display="true" table:show-details="true"/>
                <table:data-pilot-member table:name="descrição detalhada" table:display="true" table:show-details="true"/>
                <table:data-pilot-member table:name="descrição informal" table:display="true" table:show-details="true"/>
                <table:data-pilot-member table:name="descrição técnica" table:display="true" table:show-details="true"/>
                <table:data-pilot-member table:name="designação" table:display="true" table:show-details="true"/>
                <table:data-pilot-member table:name="e-mail" table:display="true" table:show-details="true"/>
                <table:data-pilot-member table:name="Email" table:display="true" table:show-details="true"/>
                <table:data-pilot-member table:name="Endereço Postal" table:display="true" table:show-details="true"/>
                <table:data-pilot-member table:name="Endereço Web" table:display="true" table:show-details="true"/>
                <table:data-pilot-member table:name="estado de publicação" table:display="true" table:show-details="true"/>
                <table:data-pilot-member table:name="estimativa de custo" table:display="true" table:show-details="true"/>
                <table:data-pilot-member table:name="estimativa de duração" table:display="true" table:show-details="true"/>
                <table:data-pilot-member table:name="freelancer" table:display="true" table:show-details="true"/>
                <table:data-pilot-member table:name="gestor" table:display="true" table:show-details="true"/>
                <table:data-pilot-member table:name="identificação" table:display="true" table:show-details="true"/>
                <table:data-pilot-member table:name="identificador interno automático" table:display="true" table:show-details="true"/>
                <table:data-pilot-member table:name="identificador único" table:display="true" table:show-details="true"/>
                <table:data-pilot-member table:name="NIF" table:display="true" table:show-details="true"/>
                <table:data-pilot-member table:name="organização" table:display="true" table:show-details="true"/>
                <table:data-pilot-member table:name="password" table:display="true" table:show-details="true"/>
                <table:data-pilot-member table:name="taref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-00-0000</text:date>, <text:time style:data-style-name="N2" text:time-value="09:19:12.427487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5:10:30.442644960</meta:creation-date>
    <dc:date>2020-11-19T09:19:19.308061118</dc:date>
    <meta:editing-duration>PT10M33S</meta:editing-duration>
    <meta:editing-cycles>3</meta:editing-cycles>
    <meta:generator>LibreOffice/6.1.5.2$Linux_X86_64 LibreOffice_project/10$Build-2</meta:generator>
    <meta:document-statistic meta:table-count="2" meta:cell-count="166" meta:object-count="0"/>
  </office:meta>
</office:document-meta>
</file>